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1F412DFF6E6495F4F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07cm, 1.574cm, -0.023cm, 1.4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1.29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2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2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59cm" svg:height="7.783cm" svg:x="1cm" svg:y="1.381cm">
          <draw:image xlink:href="Pictures/10000201000003E8000001F412DFF6E6495F4F5D.png" xlink:type="simple" xlink:show="embed" xlink:actuate="onLoad">
            <text:p/>
          </draw:image>
        </draw:frame>
        <draw:frame draw:style-name="gr2" draw:text-style-name="P2" draw:layer="layout" svg:width="1.27cm" svg:height="1.673cm" svg:x="1.889cm" svg:y="1cm">
          <draw:text-box>
            <text:p><text:span text:style-name="T1">a)</text:span></text:p>
          </draw:text-box>
        </draw:frame>
        <draw:frame draw:style-name="gr3" draw:text-style-name="P2" draw:layer="layout" svg:width="1.27cm" svg:height="1.546cm" svg:x="9.001cm" svg:y="1cm">
          <draw:text-box>
            <text:p><text:span text:style-name="T1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1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3T12:36:36.472018368</meta:creation-date>
    <dc:date>2021-12-16T13:21:16.457333729</dc:date>
    <meta:editing-duration>PT6H15M27S</meta:editing-duration>
    <meta:editing-cycles>13</meta:editing-cycles>
    <meta:generator>LibreOffice/6.0.7.3$Linux_X86_64 LibreOffice_project/00m0$Build-3</meta:generator>
    <meta:document-statistic meta:object-count="3"/>
  </office:meta>
</office:document-meta>
</file>